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6b693" officeooo:paragraph-rsid="0016b693" style:font-weight-asian="bold" style:font-weight-complex="bold"/>
    </style:style>
    <style:style style:name="P2" style:family="paragraph" style:parent-style-name="Standard">
      <style:text-properties fo:font-weight="bold" officeooo:rsid="0016b693" officeooo:paragraph-rsid="0018c3e8" style:font-weight-asian="bold" style:font-weight-complex="bold"/>
    </style:style>
    <style:style style:name="P3" style:family="paragraph" style:parent-style-name="Standard">
      <style:text-properties fo:font-weight="bold" officeooo:rsid="0018c3e8" officeooo:paragraph-rsid="0018c3e8" style:font-weight-asian="bold" style:font-weight-complex="bold"/>
    </style:style>
    <style:style style:name="P4" style:family="paragraph" style:parent-style-name="Standard">
      <style:text-properties fo:font-weight="bold" officeooo:rsid="00194698" officeooo:paragraph-rsid="00194698" style:font-weight-asian="bold" style:font-weight-complex="bold"/>
    </style:style>
    <style:style style:name="P5" style:family="paragraph" style:parent-style-name="Standard">
      <style:text-properties fo:font-weight="bold" officeooo:rsid="00194698" officeooo:paragraph-rsid="001a01bc" style:font-weight-asian="bold" style:font-weight-complex="bold"/>
    </style:style>
    <style:style style:name="P6" style:family="paragraph" style:parent-style-name="Standard">
      <style:text-properties fo:font-weight="bold" officeooo:rsid="00194698" officeooo:paragraph-rsid="001a6897" style:font-weight-asian="bold" style:font-weight-complex="bold"/>
    </style:style>
    <style:style style:name="P7" style:family="paragraph" style:parent-style-name="Standard">
      <style:text-properties fo:font-weight="bold" officeooo:rsid="001a01bc" officeooo:paragraph-rsid="001a01bc" style:font-weight-asian="bold" style:font-weight-complex="bold"/>
    </style:style>
    <style:style style:name="P8" style:family="paragraph" style:parent-style-name="Standard">
      <style:text-properties fo:font-weight="bold" officeooo:rsid="001a6897" officeooo:paragraph-rsid="001a6897" style:font-weight-asian="bold" style:font-weight-complex="bold"/>
    </style:style>
    <style:style style:name="P9" style:family="paragraph" style:parent-style-name="Standard">
      <style:text-properties fo:font-weight="bold" officeooo:rsid="001a8999" officeooo:paragraph-rsid="001a8999" style:font-weight-asian="bold" style:font-weight-complex="bold"/>
    </style:style>
    <style:style style:name="P10" style:family="paragraph" style:parent-style-name="Standard">
      <style:text-properties fo:font-weight="bold" officeooo:rsid="001a8999" officeooo:paragraph-rsid="001d6c84"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73228" style:font-weight-asian="normal" style:font-weight-complex="normal"/>
    </style:style>
    <style:style style:name="T3" style:family="text">
      <style:text-properties fo:font-weight="normal" officeooo:rsid="0018c3e8" style:font-weight-asian="normal" style:font-weight-complex="normal"/>
    </style:style>
    <style:style style:name="T4" style:family="text">
      <style:text-properties fo:font-weight="normal" officeooo:rsid="00194698" style:font-weight-asian="normal" style:font-weight-complex="normal"/>
    </style:style>
    <style:style style:name="T5" style:family="text">
      <style:text-properties fo:font-weight="normal" officeooo:rsid="001a01bc" style:font-weight-asian="normal" style:font-weight-complex="normal"/>
    </style:style>
    <style:style style:name="T6" style:family="text">
      <style:text-properties fo:font-weight="normal" officeooo:rsid="001a6897" style:font-weight-asian="normal" style:font-weight-complex="normal"/>
    </style:style>
    <style:style style:name="T7" style:family="text">
      <style:text-properties fo:font-weight="normal" officeooo:rsid="001a8999" style:font-weight-asian="normal" style:font-weight-complex="normal"/>
    </style:style>
    <style:style style:name="T8" style:family="text">
      <style:text-properties fo:font-weight="normal" officeooo:rsid="001c190a" style:font-weight-asian="normal" style:font-weight-complex="normal"/>
    </style:style>
    <style:style style:name="T9" style:family="text">
      <style:text-properties fo:font-weight="normal" officeooo:rsid="001d6c84" style:font-weight-asian="normal" style:font-weight-complex="normal"/>
    </style:style>
    <style:style style:name="T10" style:family="text">
      <style:text-properties officeooo:rsid="0018c3e8"/>
    </style:style>
    <style:style style:name="T11" style:family="text">
      <style:text-properties officeooo:rsid="001a01bc"/>
    </style:style>
    <style:style style:name="T12" style:family="text">
      <style:text-properties officeooo:rsid="001a6897"/>
    </style:style>
    <style:style style:name="T13" style:family="text">
      <style:text-properties officeooo:rsid="001a8999"/>
    </style:style>
    <style:style style:name="T14" style:family="text">
      <style:text-properties officeooo:rsid="001c19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atement: <text:span text:style-name="T2">If there are N number of activities with starting and finishing time given, we can find the minimum number of classroom by sorting them with respect to finishing time and finding the </text:span><text:span text:style-name="T9">maximum number of </text:span><text:span text:style-name="T2">overlapping activities with respect to time.</text:span></text:p>
      <text:p text:style-name="P1"/>
      <text:p text:style-name="P2">How the code works: <text:span text:style-name="T1">The code simply finds whether the starting time of the next activity from the sorted order of activities based off the finishing time, </text:span><text:span text:style-name="T2">overlaps with the current minimum </text:span><text:span text:style-name="T5">most</text:span><text:span text:style-name="T2"> finishing time. If it finds an activity that does overlap, it means we need a different rooms for these activities, so increase the room count. Again if it does not overlap, </text:span><text:span text:style-name="T3">then we updated the minimum finishing time to the second minimum. By doing so we separated the chain of activities that goes on the same room and thus they do not update the room count twice. </text:span></text:p>
      <text:p text:style-name="P2"><text:span text:style-name="T3"/></text:p>
      <text:p text:style-name="P2"><text:span text:style-name="T3">For proving the statement of this algorithm, we need to prove the following statements:</text:span></text:p>
      <text:p text:style-name="P2"><text:span text:style-name="T3">1. Sorting with respect to the minimum finishing time is </text:span><text:span text:style-name="T7">the optimal solution</text:span><text:span text:style-name="T3"> for finding overlapping activities.</text:span></text:p>
      <text:p text:style-name="P2"><text:span text:style-name="T3">2. Finding </text:span><text:span text:style-name="T8">maximum </text:span><text:span text:style-name="T3">overlapping activities gives us the correct number of rooms for every case.</text:span></text:p>
      <text:p text:style-name="P2"><text:span text:style-name="T3"/></text:p>
      <text:p text:style-name="P2"><text:span text:style-name="T10">1. Statement:</text:span><text:span text:style-name="T3"> </text:span><text:span text:style-name="T10"><text:s/>Sorting with respect to the minimum finishing time is </text:span><text:span text:style-name="T13">the optimal solution </text:span><text:span text:style-name="T10">for finding overlapping activities.</text:span></text:p>
      <text:p text:style-name="P3">Proof by co<text:span text:style-name="T13">unterexample</text:span>: <text:span text:style-name="T4">Let, sorting with respect to minimum finishing time is not sufficient for finding overlapping activities. Then let we can find it by the other following ways:</text:span></text:p>
      <text:p text:style-name="P4">i. Sorting the activities based off minimum starting time:</text:p>
      <text:p text:style-name="P5"><text:span text:style-name="T1"><text:tab/><text:tab/>The activity with the minimum </text:span><text:span text:style-name="T5">most </text:span><text:span text:style-name="T1">starting time can have the maximum finishing time, thus overlapping with all the other activit</text:span><text:span text:style-name="T7">i</text:span><text:span text:style-name="T1">es </text:span><text:span text:style-name="T5">and fail to provide the actual value. Thus, </text:span><text:span text:style-name="T7">this </text:span><text:span text:style-name="T5">fails t</text:span><text:span text:style-name="T7">o</text:span><text:span text:style-name="T5"> </text:span><text:span text:style-name="T7">provide an optimal solution</text:span><text:span text:style-name="T5">.</text:span><text:span text:style-name="T1"> </text:span></text:p>
      <text:p text:style-name="P4">ii. Sorting the activities based off <text:span text:style-name="T11">duration of activities</text:span>:</text:p>
      <text:p text:style-name="P5"><text:tab/><text:tab/><text:span text:style-name="T5">If we sort them based off the duration of activities, whether they overlap or not is inconclusive in a given instant which is a contradiction. Thus, this </text:span><text:span text:style-name="T7">fails to provide an optimal solution</text:span><text:span text:style-name="T5">.</text:span></text:p>
      <text:p text:style-name="P5"><text:span text:style-name="T5"/></text:p>
      <text:p text:style-name="P7"><text:span text:style-name="T1">So, we can proof by co</text:span><text:span text:style-name="T7">unterexample</text:span><text:span text:style-name="T1"> that s</text:span><text:span text:style-name="T3">orting with respect to the minimum finishing time is </text:span><text:span text:style-name="T7">the optimal solution</text:span><text:span text:style-name="T3"> for finding overlapping activities.</text:span></text:p>
      <text:p text:style-name="P7"><text:span text:style-name="T3"/></text:p>
      <text:p text:style-name="P7"><text:span text:style-name="T10">2. </text:span>Statement: <text:span text:style-name="T10">Finding </text:span><text:span text:style-name="T14">maximum </text:span><text:span text:style-name="T10">overlapping activities gives us the correct number of rooms for every case.</text:span></text:p>
      <text:p text:style-name="P6"><text:span text:style-name="T11">Proof by induction: </text:span></text:p>
      <text:p text:style-name="P6"><text:span text:style-name="T12">Basis step:</text:span><text:span text:style-name="T6"> For basis step, we get P(1)=1. This holds because if there is only 1 activity we need 1 room for it to be done.</text:span></text:p>
      <text:p text:style-name="P6"><text:span text:style-name="T12">Inductive step: </text:span><text:span text:style-name="T6">We have to prove that if the algorithm holds for P(k), it will also hold for P(k+1) </text:span><text:span text:style-name="T8">where k and k+1 are the total number of activities.</text:span></text:p>
      <text:p text:style-name="P6"><text:span text:style-name="T6">Now, let for P(k), </text:span><text:span text:style-name="T8">the maximum number</text:span><text:span text:style-name="T6"> </text:span><text:span text:style-name="T8">of overlapping activities be n and thus </text:span><text:span text:style-name="T6">the required number of room </text:span><text:span text:style-name="T8">is</text:span><text:span text:style-name="T6"> n.</text:span></text:p>
      <text:p text:style-name="P6"><text:span text:style-name="T6"/></text:p>
      <text:p text:style-name="P6"><text:span text:style-name="T6">Now if we increase 1 activity, that is for P(k+1), it will either be included in one of the rooms o</text:span><text:span text:style-name="T8">r </text:span><text:span text:style-name="T6">be designated a separate new room based of</text:span><text:span text:style-name="T8">f</text:span><text:span text:style-name="T6"> the time frame the activity is continued. </text:span></text:p>
      <text:p text:style-name="P6"><text:span text:style-name="T6"/></text:p>
      <text:p text:style-name="P6"><text:span text:style-name="T6">Now, if the activity doesn’t overlap with any other activity. The room count won’t increase giving us the proper result which is n.</text:span></text:p>
      <text:p text:style-name="P8"><text:span text:style-name="T6"/></text:p>
      <text:p text:style-name="P8"><text:soft-page-break/><text:span text:style-name="T1">Again, if it does overlap with </text:span><text:span text:style-name="T8">a</text:span><text:span text:style-name="T1">ctivities </text:span><text:span text:style-name="T8">other than the n activities, </text:span><text:span text:style-name="T9">the maximum overlapping activities still remain n. Thus, </text:span><text:span text:style-name="T1">we will still get proper result which is n, as the activities are sorted based off finishing time and the minimum finishing time is updated.</text:span></text:p>
      <text:p text:style-name="P8"><text:span text:style-name="T1"/></text:p>
      <text:p text:style-name="P8"><text:span text:style-name="T1">Again, if the activity overlaps with </text:span><text:span text:style-name="T9">the n activities</text:span><text:span text:style-name="T1">. </text:span><text:span text:style-name="T9">The maximum number of overlapping activities will be n+1. So, the required number of rooms will also be n+1.</text:span></text:p>
      <text:p text:style-name="P9"><text:span text:style-name="T1"/></text:p>
      <text:p text:style-name="P10"><text:span text:style-name="T1">Thus, for every case if P(k) stands P(k+1) also stands. So, we can proof by induction that f</text:span><text:span text:style-name="T3">inding overlapping activities gives us the correct number of rooms for every case.</text:span></text:p>
      <text:p text:style-name="P6"><text:tab/><text:tab/></text:p>
      <text:p text:style-name="P4"><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2-27T02:16:55.493478217</meta:creation-date>
    <dc:date>2021-02-27T04:28:20.289557347</dc:date>
    <meta:editing-duration>PT6M27S</meta:editing-duration>
    <meta:editing-cycles>1</meta:editing-cycles>
    <meta:document-statistic meta:table-count="0" meta:image-count="0" meta:object-count="0" meta:page-count="2" meta:paragraph-count="23" meta:word-count="602" meta:character-count="3536" meta:non-whitespace-character-count="2945"/>
    <meta:generator>LibreOffice/6.4.6.2$Linux_X86_64 LibreOffice_project/40$Build-2</meta:generator>
  </office:meta>
</office:document-meta>
</file>